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.03pt" svg:y="356.74pt">
            <loext:p draw:notify-on-update-of-ranges="Sheet1.A15:Sheet1.A15 Sheet1.A16:Sheet1.A27 Sheet1.B15:Sheet1.B15 Sheet1.B16:Sheet1.B27 Sheet1.A15:Sheet1.A15 Sheet1.A16:Sheet1.A27 Sheet1.C15:Sheet1.C15 Sheet1.C16:Sheet1.C27 Sheet1.A15:Sheet1.A15 Sheet1.A16:Sheet1.A27 Sheet1.D15:Sheet1.D15 Sheet1.D16:Sheet1.D27 Sheet1.A15:Sheet1.A15 Sheet1.A16:Sheet1.A27 Sheet1.E15:Sheet1.E15 Sheet1.E16:Sheet1.E27 Sheet1.A15:Sheet1.A15 Sheet1.A16:Sheet1.A27 Sheet1.F15:Sheet1.F15 Sheet1.F16:Sheet1.F27 Sheet1.A15:Sheet1.A15 Sheet1.A16:Sheet1.A27 Sheet1.G15:Sheet1.G15 Sheet1.G16:Sheet1.G27 Sheet1.A15:Sheet1.A15 Sheet1.A16:Sheet1.A27 Sheet1.H15:Sheet1.H15 Sheet1.H16:Sheet1.H27 Sheet1.A15:Sheet1.A15 Sheet1.A16:Sheet1.A27 Sheet1.I15:Sheet1.I15 Sheet1.I16:Sheet1.I27 Sheet1.A15:Sheet1.A15 Sheet1.A16:Sheet1.A27 Sheet1.J15:Sheet1.J15 Sheet1.J16:Sheet1.J27 Sheet1.A15:Sheet1.A15 Sheet1.A16:Sheet1.A27 Sheet1.K15:Sheet1.K15 Sheet1.K16:Sheet1.K27 Sheet1.A15:Sheet1.A15 Sheet1.A16:Sheet1.A27 Sheet1.L15:Sheet1.L15 Sheet1.L16:Sheet1.L27 Sheet1.A15:Sheet1.A15 Sheet1.A16:Sheet1.A27 Sheet1.M15:Sheet1.M15 Sheet1.M16:Sheet1.M27 Sheet1.A15:Sheet1.A15 Sheet1.A16:Sheet1.A27 Sheet1.N15:Sheet1.N15 Sheet1.N16:Sheet1.N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6.03pt" svg:y="358.44pt">
            <loext:p draw:notify-on-update-of-ranges="Sheet1.A16:Sheet1.A26 Sheet1.B15:Sheet1.B15 Sheet1.B16:Sheet1.B26 Sheet1.A16:Sheet1.A26 Sheet1.C15:Sheet1.C15 Sheet1.C16:Sheet1.C26 Sheet1.A16:Sheet1.A26 Sheet1.D15:Sheet1.D15 Sheet1.D16:Sheet1.D26 Sheet1.A16:Sheet1.A26 Sheet1.E15:Sheet1.E15 Sheet1.E16:Sheet1.E26 Sheet1.A16:Sheet1.A26 Sheet1.F15:Sheet1.F15 Sheet1.F16:Sheet1.F26 Sheet1.A16:Sheet1.A26 Sheet1.G15:Sheet1.G15 Sheet1.G16:Sheet1.G26 Sheet1.A16:Sheet1.A26 Sheet1.H15:Sheet1.H15 Sheet1.H16:Sheet1.H26 Sheet1.A16:Sheet1.A26 Sheet1.I15:Sheet1.I15 Sheet1.I16:Sheet1.I26 Sheet1.A16:Sheet1.A26 Sheet1.J15:Sheet1.J15 Sheet1.J16:Sheet1.J26 Sheet1.A16:Sheet1.A26 Sheet1.K15:Sheet1.K15 Sheet1.K16:Sheet1.K26 Sheet1.A16:Sheet1.A26 Sheet1.L15:Sheet1.L15 Sheet1.L16:Sheet1.L26 Sheet1.A16:Sheet1.A26 Sheet1.M15:Sheet1.M15 Sheet1.M16:Sheet1.M26 Sheet1.A16:Sheet1.A26 Sheet1.N15:Sheet1.N15 Sheet1.N16:Sheet1.N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6" office:value-type="float" office:value="-18.00202853" calcext:value-type="float">
            <text:p>-18.00202853</text:p>
          </table:table-cell>
          <table:table-cell/>
          <table:table-cell table:number-columns-repeated="2" office:value-type="float" office:value="-18.00201416" calcext:value-type="float">
            <text:p>-18.00201416</text:p>
          </table:table-cell>
          <table:table-cell office:value-type="float" office:value="-18.00202853" calcext:value-type="float">
            <text:p>-18.00202853</text:p>
          </table:table-cell>
          <table:table-cell table:number-columns-repeated="2"/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6" office:value-type="float" office:value="-18.00817213" calcext:value-type="float">
            <text:p>-18.00817213</text:p>
          </table:table-cell>
          <table:table-cell/>
          <table:table-cell table:number-columns-repeated="2" office:value-type="float" office:value="-18.00805664" calcext:value-type="float">
            <text:p>-18.00805664</text:p>
          </table:table-cell>
          <table:table-cell office:value-type="float" office:value="-18.00817191" calcext:value-type="float">
            <text:p>-18.00817191</text:p>
          </table:table-cell>
          <table:table-cell table:number-columns-repeated="2"/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table:number-columns-repeated="4" office:value-type="float" office:value="-18.03315833" calcext:value-type="float">
            <text:p>-18.03315833</text:p>
          </table:table-cell>
          <table:table-cell/>
          <table:table-cell table:number-columns-repeated="2" office:value-type="float" office:value="-18.03222656" calcext:value-type="float">
            <text:p>-18.03222656</text:p>
          </table:table-cell>
          <table:table-cell office:value-type="float" office:value="-18.03314973" calcext:value-type="float">
            <text:p>-18.03314973</text:p>
          </table:table-cell>
          <table:table-cell table:number-columns-repeated="2"/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office:value-type="float" office:value="-18.13646809" calcext:value-type="float">
            <text:p>-18.13646809</text:p>
          </table:table-cell>
          <table:table-cell table:number-columns-repeated="2" office:value-type="float" office:value="-18.13646821" calcext:value-type="float">
            <text:p>-18.13646821</text:p>
          </table:table-cell>
          <table:table-cell/>
          <table:table-cell table:number-columns-repeated="2" office:value-type="float" office:value="-18.12890625" calcext:value-type="float">
            <text:p>-18.12890625</text:p>
          </table:table-cell>
          <table:table-cell office:value-type="float" office:value="-18.13611159" calcext:value-type="float">
            <text:p>-18.13611159</text:p>
          </table:table-cell>
          <table:table-cell table:number-columns-repeated="2"/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office:value-type="float" office:value="-18.57706716" calcext:value-type="float">
            <text:p>-18.57706716</text:p>
          </table:table-cell>
          <table:table-cell/>
          <table:table-cell office:value-type="float" office:value="-18.57710947" calcext:value-type="float">
            <text:p>-18.57710947</text:p>
          </table:table-cell>
          <table:table-cell/>
          <table:table-cell table:number-columns-repeated="2" office:value-type="float" office:value="-18.515625" calcext:value-type="float">
            <text:p>-18.515625</text:p>
          </table:table-cell>
          <table:table-cell office:value-type="float" office:value="-18.56279635" calcext:value-type="float">
            <text:p>-18.56279635</text:p>
          </table:table-cell>
          <table:table-cell table:number-columns-repeated="2"/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office:value-type="float" office:value="-20.51778848" calcext:value-type="float">
            <text:p>-20.51778848</text:p>
          </table:table-cell>
          <table:table-cell/>
          <table:table-cell office:value-type="float" office:value="-20.5306956" calcext:value-type="float">
            <text:p>-20.5306956</text:p>
          </table:table-cell>
          <table:table-cell/>
          <table:table-cell table:number-columns-repeated="2" office:value-type="float" office:value="-20.0625" calcext:value-type="float">
            <text:p>-20.0625</text:p>
          </table:table-cell>
          <table:table-cell office:value-type="float" office:value="-20.16860257" calcext:value-type="float">
            <text:p>-20.16860257</text:p>
          </table:table-cell>
          <table:table-cell table:number-columns-repeated="2"/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office:value-type="float" office:value="-27.60170741" calcext:value-type="float">
            <text:p>-27.60170741</text:p>
          </table:table-cell>
          <table:table-cell/>
          <table:table-cell office:value-type="float" office:value="-28.25829373" calcext:value-type="float">
            <text:p>-28.25829373</text:p>
          </table:table-cell>
          <table:table-cell/>
          <table:table-cell table:number-columns-repeated="2" office:value-type="float" office:value="-26.25" calcext:value-type="float">
            <text:p>-26.25</text:p>
          </table:table-cell>
          <table:table-cell office:value-type="float" office:value="-24.82097976" calcext:value-type="float">
            <text:p>-24.82097976</text:p>
          </table:table-cell>
          <table:table-cell table:number-columns-repeated="2"/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office:value-type="float" office:value="-44.8049614" calcext:value-type="float">
            <text:p>-44.8049614</text:p>
          </table:table-cell>
          <table:table-cell/>
          <table:table-cell office:value-type="float" office:value="-49.41281263" calcext:value-type="float">
            <text:p>-49.41281263</text:p>
          </table:table-cell>
          <table:table-cell/>
          <table:table-cell table:number-columns-repeated="2" office:value-type="float" office:value="-51" calcext:value-type="float">
            <text:p>-51</text:p>
          </table:table-cell>
          <table:table-cell office:value-type="float" office:value="-35.60004362" calcext:value-type="float">
            <text:p>-35.60004362</text:p>
          </table:table-cell>
          <table:table-cell table:number-columns-repeated="2"/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office:value-type="float" office:value="-80.51229504" calcext:value-type="float">
            <text:p>-80.51229504</text:p>
          </table:table-cell>
          <table:table-cell/>
          <table:table-cell office:value-type="float" office:value="-95.5407249" calcext:value-type="float">
            <text:p>-95.5407249</text:p>
          </table:table-cell>
          <table:table-cell/>
          <table:table-cell table:number-columns-repeated="2" office:value-type="float" office:value="-150" calcext:value-type="float">
            <text:p>-150</text:p>
          </table:table-cell>
          <table:table-cell office:value-type="float" office:value="-58.26108353" calcext:value-type="float">
            <text:p>-58.26108353</text:p>
          </table:table-cell>
          <table:table-cell table:number-columns-repeated="2"/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office:value-type="float" office:value="-152.48400637" calcext:value-type="float">
            <text:p>-152.48400637</text:p>
          </table:table-cell>
          <table:table-cell/>
          <table:table-cell office:value-type="float" office:value="-189.56850903" calcext:value-type="float">
            <text:p>-189.56850903</text:p>
          </table:table-cell>
          <table:table-cell/>
          <table:table-cell table:number-columns-repeated="2" office:value-type="float" office:value="-546" calcext:value-type="float">
            <text:p>-546</text:p>
          </table:table-cell>
          <table:table-cell office:value-type="float" office:value="-104.30882596" calcext:value-type="float">
            <text:p>-104.30882596</text:p>
          </table:table-cell>
          <table:table-cell table:number-columns-repeated="2"/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office:value-type="float" office:value="-283.97509394" calcext:value-type="float">
            <text:p>-283.97509394</text:p>
          </table:table-cell>
          <table:table-cell office:value-type="float" office:value="-296.68618727" calcext:value-type="float">
            <text:p>-296.68618727</text:p>
          </table:table-cell>
          <table:table-cell/>
          <table:table-cell office:value-type="float" office:value="-378.41562378" calcext:value-type="float">
            <text:p>-378.41562378</text:p>
          </table:table-cell>
          <table:table-cell/>
          <table:table-cell table:number-columns-repeated="2" office:value-type="float" office:value="-2130" calcext:value-type="float">
            <text:p>-2130</text:p>
          </table:table-cell>
          <table:table-cell office:value-type="float" office:value="-196.83672314" calcext:value-type="float">
            <text:p>-196.83672314</text:p>
          </table:table-cell>
          <table:table-cell table:number-columns-repeated="2"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office:value-type="float" office:value="-558.81268053" calcext:value-type="float">
            <text:p>-558.81268053</text:p>
          </table:table-cell>
          <table:table-cell office:value-type="float" office:value="-585.21544908" calcext:value-type="float">
            <text:p>-585.21544908</text:p>
          </table:table-cell>
          <table:table-cell/>
          <table:table-cell office:value-type="float" office:value="-756.47937356" calcext:value-type="float">
            <text:p>-756.47937356</text:p>
          </table:table-cell>
          <table:table-cell/>
          <table:table-cell table:number-columns-repeated="2" office:value-type="float" office:value="-8466" calcext:value-type="float">
            <text:p>-8466</text:p>
          </table:table-cell>
          <table:table-cell office:value-type="float" office:value="-382.13164196" calcext:value-type="float">
            <text:p>-382.13164196</text:p>
          </table:table-cell>
          <table:table-cell office:value-type="float" office:value="-385.73851088" calcext:value-type="float">
            <text:p>-385.7385108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office:value-type="string" calcext:value-type="string">
            <text:p>NB0(2)</text:p>
          </table:table-cell>
          <table:table-cell office:value-type="string" calcext:value-type="string">
            <text:p>NB1(2)</text:p>
          </table:table-cell>
          <table:table-cell office:value-type="string" calcext:value-type="string">
            <text:p>NB2(2)</text:p>
          </table:table-cell>
          <table:table-cell office:value-type="string" calcext:value-type="string">
            <text:p>NB3(2)</text:p>
          </table:table-cell>
          <table:table-cell office:value-type="string" calcext:value-type="string">
            <text:p>NB4(2)</text:p>
          </table:table-cell>
          <table:table-cell table:number-columns-repeated="3"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formula="of:=([.I2]-[.$B2])/([.$K2]-[.$B2])" office:value-type="float" office:value="1" calcext:value-type="float">
            <text:p>1.0000</text:p>
          </table:table-cell>
          <table:table-cell table:style-name="ce1" table:formula="of:=([.M2]-[.$B2])/([.$K2]-[.$B2])" office:value-type="float" office:value="0.992916052511515" calcext:value-type="float">
            <text:p>0.9929</text:p>
          </table:table-cell>
          <table:table-cell table:style-name="ce1" table:formula="of:=([.N2]-[.$B2])/([.$K2]-[.$B2])" office:value-type="float" office:value="0.992916052511515" calcext:value-type="float">
            <text:p>0.9929</text:p>
          </table:table-cell>
          <table:table-cell table:style-name="ce1" table:formula="of:=([.O2]-[.$B2])/([.$K2]-[.$B2])" office:value-type="float" office:value="1" calcext:value-type="float">
            <text:p>1.0000</text:p>
          </table:table-cell>
          <table:table-cell table:style-name="ce1" table:formula="of:=([.P2]-[.$B2])/([.$K2]-[.$B2])" office:value-type="float" office:value="-8873.42065436341" calcext:value-type="float">
            <text:p>-8873.4207</text:p>
          </table:table-cell>
          <table:table-cell table:style-name="ce1" table:formula="of:=([.Q2]-[.$B2])/([.$K2]-[.$B2])" office:value-type="float" office:value="-8873.42065436341" calcext:value-type="float">
            <text:p>-8873.4207</text:p>
          </table:table-cell>
          <table:table-cell table:number-columns-repeated="3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formula="of:=([.I3]-[.$B3])/([.$K3]-[.$B3])" office:value-type="float" office:value="1" calcext:value-type="float">
            <text:p>1.0000</text:p>
          </table:table-cell>
          <table:table-cell table:style-name="ce1" table:formula="of:=([.M3]-[.$B3])/([.$K3]-[.$B3])" office:value-type="float" office:value="0.985867821486086" calcext:value-type="float">
            <text:p>0.9859</text:p>
          </table:table-cell>
          <table:table-cell table:style-name="ce1" table:formula="of:=([.N3]-[.$B3])/([.$K3]-[.$B3])" office:value-type="float" office:value="0.985867821486086" calcext:value-type="float">
            <text:p>0.9859</text:p>
          </table:table-cell>
          <table:table-cell table:style-name="ce1" table:formula="of:=([.O3]-[.$B3])/([.$K3]-[.$B3])" office:value-type="float" office:value="0.999973079234314" calcext:value-type="float">
            <text:p>1.0000</text:p>
          </table:table-cell>
          <table:table-cell table:style-name="ce1" table:formula="of:=([.P3]-[.$B3])/([.$K3]-[.$B3])" office:value-type="float" office:value="-2202.60813276386" calcext:value-type="float">
            <text:p>-2202.6081</text:p>
          </table:table-cell>
          <table:table-cell table:style-name="ce1" table:formula="of:=([.Q3]-[.$B3])/([.$K3]-[.$B3])" office:value-type="float" office:value="-2202.60813276386" calcext:value-type="float">
            <text:p>-2202.6081</text:p>
          </table:table-cell>
          <table:table-cell table:number-columns-repeated="3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formula="of:=([.I4]-[.$B4])/([.$K4]-[.$B4])" office:value-type="float" office:value="1" calcext:value-type="float">
            <text:p>1.0000</text:p>
          </table:table-cell>
          <table:table-cell table:style-name="ce1" table:formula="of:=([.M4]-[.$B4])/([.$K4]-[.$B4])" office:value-type="float" office:value="0.971899368876612" calcext:value-type="float">
            <text:p>0.9719</text:p>
          </table:table-cell>
          <table:table-cell table:style-name="ce1" table:formula="of:=([.N4]-[.$B4])/([.$K4]-[.$B4])" office:value-type="float" office:value="0.971899368876612" calcext:value-type="float">
            <text:p>0.9719</text:p>
          </table:table-cell>
          <table:table-cell table:style-name="ce1" table:formula="of:=([.O4]-[.$B4])/([.$K4]-[.$B4])" office:value-type="float" office:value="0.999740638325348" calcext:value-type="float">
            <text:p>0.9997</text:p>
          </table:table-cell>
          <table:table-cell table:style-name="ce1" table:formula="of:=([.P4]-[.$B4])/([.$K4]-[.$B4])" office:value-type="float" office:value="-542.850016873602" calcext:value-type="float">
            <text:p>-542.8500</text:p>
          </table:table-cell>
          <table:table-cell table:style-name="ce1" table:formula="of:=([.Q4]-[.$B4])/([.$K4]-[.$B4])" office:value-type="float" office:value="-542.850016873602" calcext:value-type="float">
            <text:p>-542.8500</text:p>
          </table:table-cell>
          <table:table-cell table:number-columns-repeated="3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formula="of:=([.I5]-[.$B5])/([.$K5]-[.$B5])" office:value-type="float" office:value="0.999999120674337" calcext:value-type="float">
            <text:p>1.0000</text:p>
          </table:table-cell>
          <table:table-cell table:style-name="ce1" table:formula="of:=([.M5]-[.$B5])/([.$K5]-[.$B5])" office:value-type="float" office:value="0.944588120559357" calcext:value-type="float">
            <text:p>0.9446</text:p>
          </table:table-cell>
          <table:table-cell table:style-name="ce1" table:formula="of:=([.N5]-[.$B5])/([.$K5]-[.$B5])" office:value-type="float" office:value="0.944588120559357" calcext:value-type="float">
            <text:p>0.9446</text:p>
          </table:table-cell>
          <table:table-cell table:style-name="ce1" table:formula="of:=([.O5]-[.$B5])/([.$K5]-[.$B5])" office:value-type="float" office:value="0.997386790667207" calcext:value-type="float">
            <text:p>0.9974</text:p>
          </table:table-cell>
          <table:table-cell table:style-name="ce1" table:formula="of:=([.P5]-[.$B5])/([.$K5]-[.$B5])" office:value-type="float" office:value="-131.898850289016" calcext:value-type="float">
            <text:p>-131.8989</text:p>
          </table:table-cell>
          <table:table-cell table:style-name="ce1" table:formula="of:=([.Q5]-[.$B5])/([.$K5]-[.$B5])" office:value-type="float" office:value="-131.898850289016" calcext:value-type="float">
            <text:p>-131.8989</text:p>
          </table:table-cell>
          <table:table-cell table:number-columns-repeated="3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formula="of:=([.I6]-[.$B6])/([.$K6]-[.$B6])" office:value-type="float" office:value="0.999926686352935" calcext:value-type="float">
            <text:p>0.9999</text:p>
          </table:table-cell>
          <table:table-cell table:style-name="ce1" table:formula="of:=([.M6]-[.$B6])/([.$K6]-[.$B6])" office:value-type="float" office:value="0.893461339319211" calcext:value-type="float">
            <text:p>0.8935</text:p>
          </table:table-cell>
          <table:table-cell table:style-name="ce1" table:formula="of:=([.N6]-[.$B6])/([.$K6]-[.$B6])" office:value-type="float" office:value="0.893461339319211" calcext:value-type="float">
            <text:p>0.8935</text:p>
          </table:table-cell>
          <table:table-cell table:style-name="ce1" table:formula="of:=([.O6]-[.$B6])/([.$K6]-[.$B6])" office:value-type="float" office:value="0.975198604867807" calcext:value-type="float">
            <text:p>0.9752</text:p>
          </table:table-cell>
          <table:table-cell table:style-name="ce1" table:formula="of:=([.P6]-[.$B6])/([.$K6]-[.$B6])" office:value-type="float" office:value="-31.1899231180525" calcext:value-type="float">
            <text:p>-31.1899</text:p>
          </table:table-cell>
          <table:table-cell table:style-name="ce1" table:formula="of:=([.Q6]-[.$B6])/([.$K6]-[.$B6])" office:value-type="float" office:value="-31.1899231180525" calcext:value-type="float">
            <text:p>-31.1899</text:p>
          </table:table-cell>
          <table:table-cell table:number-columns-repeated="3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formula="of:=([.I7]-[.$B7])/([.$K7]-[.$B7])" office:value-type="float" office:value="0.994899773801321" calcext:value-type="float">
            <text:p>0.9949</text:p>
          </table:table-cell>
          <table:table-cell table:style-name="ce1" table:formula="of:=([.M7]-[.$B7])/([.$K7]-[.$B7])" office:value-type="float" office:value="0.814993316462082" calcext:value-type="float">
            <text:p>0.8150</text:p>
          </table:table-cell>
          <table:table-cell table:style-name="ce1" table:formula="of:=([.N7]-[.$B7])/([.$K7]-[.$B7])" office:value-type="float" office:value="0.814993316462082" calcext:value-type="float">
            <text:p>0.8150</text:p>
          </table:table-cell>
          <table:table-cell table:style-name="ce1" table:formula="of:=([.O7]-[.$B7])/([.$K7]-[.$B7])" office:value-type="float" office:value="0.856919563933331" calcext:value-type="float">
            <text:p>0.8569</text:p>
          </table:table-cell>
          <table:table-cell table:style-name="ce1" table:formula="of:=([.P7]-[.$B7])/([.$K7]-[.$B7])" office:value-type="float" office:value="-7.11266894366908" calcext:value-type="float">
            <text:p>-7.1127</text:p>
          </table:table-cell>
          <table:table-cell table:style-name="ce1" table:formula="of:=([.Q7]-[.$B7])/([.$K7]-[.$B7])" office:value-type="float" office:value="-7.11266894366908" calcext:value-type="float">
            <text:p>-7.1127</text:p>
          </table:table-cell>
          <table:table-cell table:number-columns-repeated="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-0" calcext:value-type="float">
            <text:p>0.0000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formula="of:=([.I8]-[.$B8])/([.$K8]-[.$B8])" office:value-type="float" office:value="0.935994587669113" calcext:value-type="float">
            <text:p>0.9360</text:p>
          </table:table-cell>
          <table:table-cell table:style-name="ce1" table:formula="of:=([.M8]-[.$B8])/([.$K8]-[.$B8])" office:value-type="float" office:value="0.804227312761886" calcext:value-type="float">
            <text:p>0.8042</text:p>
          </table:table-cell>
          <table:table-cell table:style-name="ce1" table:formula="of:=([.N8]-[.$B8])/([.$K8]-[.$B8])" office:value-type="float" office:value="0.804227312761886" calcext:value-type="float">
            <text:p>0.8042</text:p>
          </table:table-cell>
          <table:table-cell table:style-name="ce1" table:formula="of:=([.O8]-[.$B8])/([.$K8]-[.$B8])" office:value-type="float" office:value="0.664923420944001" calcext:value-type="float">
            <text:p>0.6649</text:p>
          </table:table-cell>
          <table:table-cell table:style-name="ce1" table:formula="of:=([.P8]-[.$B8])/([.$K8]-[.$B8])" office:value-type="float" office:value="-1.75467777329866" calcext:value-type="float">
            <text:p>-1.7547</text:p>
          </table:table-cell>
          <table:table-cell table:style-name="ce1" table:formula="of:=([.Q8]-[.$B8])/([.$K8]-[.$B8])" office:value-type="float" office:value="-1.75467777329866" calcext:value-type="float">
            <text:p>-1.7547</text:p>
          </table:table-cell>
          <table:table-cell table:number-columns-repeated="3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-0" calcext:value-type="float">
            <text:p>0.0000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formula="of:=([.I9]-[.$B9])/([.$K9]-[.$B9])" office:value-type="float" office:value="0.853313000517522" calcext:value-type="float">
            <text:p>0.8533</text:p>
          </table:table-cell>
          <table:table-cell table:style-name="ce1" table:formula="of:=([.M9]-[.$B9])/([.$K9]-[.$B9])" office:value-type="float" office:value="1.05052675125577" calcext:value-type="float">
            <text:p>1.0505</text:p>
          </table:table-cell>
          <table:table-cell table:style-name="ce1" table:formula="of:=([.N9]-[.$B9])/([.$K9]-[.$B9])" office:value-type="float" office:value="1.05052675125577" calcext:value-type="float">
            <text:p>1.0505</text:p>
          </table:table-cell>
          <table:table-cell table:style-name="ce1" table:formula="of:=([.O9]-[.$B9])/([.$K9]-[.$B9])" office:value-type="float" office:value="0.560282322608436" calcext:value-type="float">
            <text:p>0.5603</text:p>
          </table:table-cell>
          <table:table-cell table:style-name="ce1" table:formula="of:=([.P9]-[.$B9])/([.$K9]-[.$B9])" office:value-type="float" office:value="-0.573014591594054" calcext:value-type="float">
            <text:p>-0.5730</text:p>
          </table:table-cell>
          <table:table-cell table:style-name="ce1" table:formula="of:=([.Q9]-[.$B9])/([.$K9]-[.$B9])" office:value-type="float" office:value="-0.573014591594054" calcext:value-type="float">
            <text:p>-0.5730</text:p>
          </table:table-cell>
          <table:table-cell table:number-columns-repeated="3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-0" calcext:value-type="float">
            <text:p>0.0000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formula="of:=([.I10]-[.$B10])/([.$K10]-[.$B10])" office:value-type="float" office:value="0.806186621554269" calcext:value-type="float">
            <text:p>0.8062</text:p>
          </table:table-cell>
          <table:table-cell table:style-name="ce1" table:formula="of:=([.M10]-[.$B10])/([.$K10]-[.$B10])" office:value-type="float" office:value="1.70233126102746" calcext:value-type="float">
            <text:p>1.7023</text:p>
          </table:table-cell>
          <table:table-cell table:style-name="ce1" table:formula="of:=([.N10]-[.$B10])/([.$K10]-[.$B10])" office:value-type="float" office:value="1.70233126102746" calcext:value-type="float">
            <text:p>1.7023</text:p>
          </table:table-cell>
          <table:table-cell table:style-name="ce1" table:formula="of:=([.O10]-[.$B10])/([.$K10]-[.$B10])" office:value-type="float" office:value="0.519225008302702" calcext:value-type="float">
            <text:p>0.5192</text:p>
          </table:table-cell>
          <table:table-cell table:style-name="ce1" table:formula="of:=([.P10]-[.$B10])/([.$K10]-[.$B10])" office:value-type="float" office:value="-0.232136081049198" calcext:value-type="float">
            <text:p>-0.2321</text:p>
          </table:table-cell>
          <table:table-cell table:style-name="ce1" table:formula="of:=([.Q10]-[.$B10])/([.$K10]-[.$B10])" office:value-type="float" office:value="-0.232136081049198" calcext:value-type="float">
            <text:p>-0.2321</text:p>
          </table:table-cell>
          <table:table-cell table:number-columns-repeated="3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formula="of:=([.B11]-[.$B11])/([.$K11]-[.$B11])" office:value-type="float" office:value="-0" calcext:value-type="float">
            <text:p>0.0000</text:p>
          </table:table-cell>
          <table:table-cell table:style-name="ce1" table:formula="of:=([.C11]-[.$B11])/([.$K11]-[.$B11])" office:value-type="float" office:value="-0" calcext:value-type="float">
            <text:p>0.0000</text:p>
          </table:table-cell>
          <table:table-cell table:style-name="ce1" table:formula="of:=([.D11]-[.$B11])/([.$K11]-[.$B11])" office:value-type="float" office:value="0.327427637901645" calcext:value-type="float">
            <text:p>0.3274</text:p>
          </table:table-cell>
          <table:table-cell table:style-name="ce1" table:formula="of:=([.E11]-[.$B11])/([.$K11]-[.$B11])" office:value-type="float" office:value="0.341196683359672" calcext:value-type="float">
            <text:p>0.3412</text:p>
          </table:table-cell>
          <table:table-cell table:style-name="ce1" table:formula="of:=([.F11]-[.$B11])/([.$K11]-[.$B11])" office:value-type="float" office:value="0.570335877622448" calcext:value-type="float">
            <text:p>0.5703</text:p>
          </table:table-cell>
          <table:table-cell table:style-name="ce1" table:formula="of:=([.G11]-[.$B11])/([.$K11]-[.$B11])" office:value-type="float" office:value="0.596942198886229" calcext:value-type="float">
            <text:p>0.5969</text:p>
          </table:table-cell>
          <table:table-cell table:style-name="ce1" table:formula="of:=([.H11]-[.$B11])/([.$K11]-[.$B11])" office:value-type="float" office:value="0.749571146459709" calcext:value-type="float">
            <text:p>0.7496</text:p>
          </table:table-cell>
          <table:table-cell table:style-name="ce1" table:formula="of:=([.I11]-[.$B11])/([.$K11]-[.$B11])" office:value-type="float" office:value="0.783850178161101" calcext:value-type="float">
            <text:p>0.7839</text:p>
          </table:table-cell>
          <table:table-cell table:style-name="ce1" table:formula="of:=([.M11]-[.$B11])/([.$K11]-[.$B11])" office:value-type="float" office:value="3.0774878384452" calcext:value-type="float">
            <text:p>3.0775</text:p>
          </table:table-cell>
          <table:table-cell table:style-name="ce1" table:formula="of:=([.N11]-[.$B11])/([.$K11]-[.$B11])" office:value-type="float" office:value="3.0774878384452" calcext:value-type="float">
            <text:p>3.0775</text:p>
          </table:table-cell>
          <table:table-cell table:style-name="ce1" table:formula="of:=([.O11]-[.$B11])/([.$K11]-[.$B11])" office:value-type="float" office:value="0.503057504246938" calcext:value-type="float">
            <text:p>0.5031</text:p>
          </table:table-cell>
          <table:table-cell table:style-name="ce1" table:formula="of:=([.P11]-[.$B11])/([.$K11]-[.$B11])" office:value-type="float" office:value="-0.104914358128814" calcext:value-type="float">
            <text:p>-0.1049</text:p>
          </table:table-cell>
          <table:table-cell table:style-name="ce1" table:formula="of:=([.Q11]-[.$B11])/([.$K11]-[.$B11])" office:value-type="float" office:value="-0.104914358128814" calcext:value-type="float">
            <text:p>-0.1049</text:p>
          </table:table-cell>
          <table:table-cell table:number-columns-repeated="3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formula="of:=([.B12]-[.$B12])/([.$K12]-[.$B12])" office:value-type="float" office:value="-0" calcext:value-type="float">
            <text:p>0.0000</text:p>
          </table:table-cell>
          <table:table-cell table:style-name="ce1" table:formula="of:=([.C12]-[.$B12])/([.$K12]-[.$B12])" office:value-type="float" office:value="-0" calcext:value-type="float">
            <text:p>0.0000</text:p>
          </table:table-cell>
          <table:table-cell table:style-name="ce1" table:formula="of:=([.D12]-[.$B12])/([.$K12]-[.$B12])" office:value-type="float" office:value="0.318869985392618" calcext:value-type="float">
            <text:p>0.3189</text:p>
          </table:table-cell>
          <table:table-cell table:style-name="ce1" table:formula="of:=([.E12]-[.$B12])/([.$K12]-[.$B12])" office:value-type="float" office:value="0.332944414150169" calcext:value-type="float">
            <text:p>0.3329</text:p>
          </table:table-cell>
          <table:table-cell table:style-name="ce1" table:formula="of:=([.F12]-[.$B12])/([.$K12]-[.$B12])" office:value-type="float" office:value="0.558695884568292" calcext:value-type="float">
            <text:p>0.5587</text:p>
          </table:table-cell>
          <table:table-cell table:style-name="ce1" table:formula="of:=([.G12]-[.$B12])/([.$K12]-[.$B12])" office:value-type="float" office:value="0.585752870271977" calcext:value-type="float">
            <text:p>0.5858</text:p>
          </table:table-cell>
          <table:table-cell table:style-name="ce1" table:formula="of:=([.H12]-[.$B12])/([.$K12]-[.$B12])" office:value-type="float" office:value="0.737967713914514" calcext:value-type="float">
            <text:p>0.7380</text:p>
          </table:table-cell>
          <table:table-cell table:style-name="ce1" table:formula="of:=([.I12]-[.$B12])/([.$K12]-[.$B12])" office:value-type="float" office:value="0.773235589365326" calcext:value-type="float">
            <text:p>0.7732</text:p>
          </table:table-cell>
          <table:table-cell table:style-name="ce1" table:formula="of:=([.M12]-[.$B12])/([.$K12]-[.$B12])" office:value-type="float" office:value="5.85990134903025" calcext:value-type="float">
            <text:p>5.8599</text:p>
          </table:table-cell>
          <table:table-cell table:style-name="ce1" table:formula="of:=([.N12]-[.$B12])/([.$K12]-[.$B12])" office:value-type="float" office:value="5.85990134903025" calcext:value-type="float">
            <text:p>5.8599</text:p>
          </table:table-cell>
          <table:table-cell table:style-name="ce1" table:formula="of:=([.O12]-[.$B12])/([.$K12]-[.$B12])" office:value-type="float" office:value="0.496195812113748" calcext:value-type="float">
            <text:p>0.4962</text:p>
          </table:table-cell>
          <table:table-cell table:style-name="ce1" table:formula="of:=([.P12]-[.$B12])/([.$K12]-[.$B12])" office:value-type="float" office:value="-0.0499423410428714" calcext:value-type="float">
            <text:p>-0.0499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3]" office:value-type="float" office:value="32" calcext:value-type="float">
            <text:p>32</text:p>
          </table:table-cell>
          <table:table-cell table:style-name="ce1" table:formula="of:=([.B13]-[.$B13])/([.$K13]-[.$B13])" office:value-type="float" office:value="-0" calcext:value-type="float">
            <text:p>0.0000</text:p>
          </table:table-cell>
          <table:table-cell table:style-name="ce1" table:formula="of:=([.C13]-[.$B13])/([.$K13]-[.$B13])" office:value-type="float" office:value="-0" calcext:value-type="float">
            <text:p>0.0000</text:p>
          </table:table-cell>
          <table:table-cell table:style-name="ce1" table:formula="of:=([.D13]-[.$B13])/([.$K13]-[.$B13])" office:value-type="float" office:value="0.314781361474429" calcext:value-type="float">
            <text:p>0.3148</text:p>
          </table:table-cell>
          <table:table-cell table:style-name="ce1" table:formula="of:=([.E13]-[.$B13])/([.$K13]-[.$B13])" office:value-type="float" office:value="0.329019027273155" calcext:value-type="float">
            <text:p>0.3290</text:p>
          </table:table-cell>
          <table:table-cell table:style-name="ce1" table:formula="of:=([.F13]-[.$B13])/([.$K13]-[.$B13])" office:value-type="float" office:value="0.55309153742642" calcext:value-type="float">
            <text:p>0.5531</text:p>
          </table:table-cell>
          <table:table-cell table:style-name="ce1" table:formula="of:=([.G13]-[.$B13])/([.$K13]-[.$B13])" office:value-type="float" office:value="0.580376376964816" calcext:value-type="float">
            <text:p>0.5804</text:p>
          </table:table-cell>
          <table:table-cell table:style-name="ce1" table:formula="of:=([.H13]-[.$B13])/([.$K13]-[.$B13])" office:value-type="float" office:value="0.732332817804911" calcext:value-type="float">
            <text:p>0.7323</text:p>
          </table:table-cell>
          <table:table-cell table:style-name="ce1" table:formula="of:=([.I13]-[.$B13])/([.$K13]-[.$B13])" office:value-type="float" office:value="0.768085703390218" calcext:value-type="float">
            <text:p>0.7681</text:p>
          </table:table-cell>
          <table:table-cell table:style-name="ce1" table:formula="of:=([.M13]-[.$B13])/([.$K13]-[.$B13])" office:value-type="float" office:value="11.4397237112725" calcext:value-type="float">
            <text:p>11.4397</text:p>
          </table:table-cell>
          <table:table-cell table:style-name="ce1" table:formula="of:=([.N13]-[.$B13])/([.$K13]-[.$B13])" office:value-type="float" office:value="11.4397237112725" calcext:value-type="float">
            <text:p>11.4397</text:p>
          </table:table-cell>
          <table:table-cell table:style-name="ce1" table:formula="of:=([.O13]-[.$B13])/([.$K13]-[.$B13])" office:value-type="float" office:value="0.493083023029641" calcext:value-type="float">
            <text:p>0.4931</text:p>
          </table:table-cell>
          <table:table-cell table:style-name="ce1" table:formula="of:=([.P13]-[.$B13])/([.$K13]-[.$B13])" office:value-type="float" office:value="0.497967206730821" calcext:value-type="float">
            <text:p>0.4980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7:26:08.306054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1H25M6S</meta:editing-duration>
    <meta:editing-cycles>10</meta:editing-cycles>
    <meta:generator>LibreOffice/5.1.6.2$Linux_X86_64 LibreOffice_project/10m0$Build-2</meta:generator>
    <dc:date>2017-05-28T19:08:29.651919612</dc:date>
    <meta:document-statistic meta:table-count="1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-0.2" chart:maximum="1.2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star" chart:symbol-width="0.15cm" chart:symbol-height="0.1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plus" chart:symbol-width="0.15cm" chart:symbol-height="0.15cm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asterisk" chart:symbol-width="0.15cm" chart:symbol-height="0.1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1.213cm" style:legend-expansion="high" chart:style-name="ch2"/>
        <chart:plot-area chart:style-name="ch3" table:cell-range-address="Sheet1.A15:Sheet1.N27" chart:data-source-has-labels="row" svg:x="0.32cm" svg:y="0.18cm" svg:width="12.078cm" svg:height="8.64cm">
          <chartooo:coordinate-region svg:x="1.788cm" svg:y="0.38cm" svg:width="10.311cm" svg:height="8.24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7" chart:label-cell-address="Sheet1.B15:Sheet1.B15" chart:class="chart:scatter">
            <chart:domain table:cell-range-address="Sheet1.A16:Sheet1.A27"/>
            <chart:data-point chart:repeated="12"/>
          </chart:series>
          <chart:series chart:style-name="ch10" chart:values-cell-range-address="Sheet1.C16:Sheet1.C27" chart:label-cell-address="Sheet1.C15:Sheet1.C15" chart:class="chart:scatter">
            <chart:data-point chart:repeated="12"/>
          </chart:series>
          <chart:series chart:style-name="ch11" chart:values-cell-range-address="Sheet1.D16:Sheet1.D27" chart:label-cell-address="Sheet1.D15:Sheet1.D15" chart:class="chart:scatter">
            <chart:data-point chart:repeated="12"/>
          </chart:series>
          <chart:series chart:style-name="ch12" chart:values-cell-range-address="Sheet1.E16:Sheet1.E27" chart:label-cell-address="Sheet1.E15:Sheet1.E15" chart:class="chart:scatter">
            <chart:data-point chart:repeated="12"/>
          </chart:series>
          <chart:series chart:style-name="ch13" chart:values-cell-range-address="Sheet1.F16:Sheet1.F27" chart:label-cell-address="Sheet1.F15:Sheet1.F15" chart:class="chart:scatter">
            <chart:data-point chart:repeated="12"/>
          </chart:series>
          <chart:series chart:style-name="ch14" chart:values-cell-range-address="Sheet1.G16:Sheet1.G27" chart:label-cell-address="Sheet1.G15:Sheet1.G15" chart:class="chart:scatter">
            <chart:data-point chart:repeated="12"/>
          </chart:series>
          <chart:series chart:style-name="ch15" chart:values-cell-range-address="Sheet1.H16:Sheet1.H27" chart:label-cell-address="Sheet1.H15:Sheet1.H15" chart:class="chart:scatter">
            <chart:data-point chart:repeated="12"/>
          </chart:series>
          <chart:series chart:style-name="ch16" chart:values-cell-range-address="Sheet1.I16:Sheet1.I27" chart:label-cell-address="Sheet1.I15:Sheet1.I15" chart:class="chart:scatter">
            <chart:data-point chart:repeated="12"/>
          </chart:series>
          <chart:series chart:style-name="ch17" chart:values-cell-range-address="Sheet1.J16:Sheet1.J27" chart:label-cell-address="Sheet1.J15:Sheet1.J15" chart:class="chart:scatter">
            <chart:data-point chart:repeated="12"/>
          </chart:series>
          <chart:series chart:style-name="ch18" chart:values-cell-range-address="Sheet1.K16:Sheet1.K27" chart:label-cell-address="Sheet1.K15:Sheet1.K15" chart:class="chart:scatter">
            <chart:data-point chart:repeated="12"/>
          </chart:series>
          <chart:series chart:style-name="ch19" chart:values-cell-range-address="Sheet1.L16:Sheet1.L27" chart:label-cell-address="Sheet1.L15:Sheet1.L15" chart:class="chart:scatter">
            <chart:data-point chart:repeated="12"/>
          </chart:series>
          <chart:series chart:style-name="ch20" chart:values-cell-range-address="Sheet1.M16:Sheet1.M27" chart:label-cell-address="Sheet1.M15:Sheet1.M15" chart:class="chart:scatter">
            <chart:data-point chart:repeated="12"/>
          </chart:series>
          <chart:series chart:style-name="ch21" chart:values-cell-range-address="Sheet1.N16:Sheet1.N27" chart:label-cell-address="Sheet1.N15:Sheet1.N15" chart:class="chart:scatter">
            <chart:data-point chart:repeated="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NB0(2)</text:p>
                <draw:g>
                  <svg:desc>Sheet1.J15:Sheet1.J15</svg:desc>
                </draw:g>
              </table:table-cell>
              <table:table-cell office:value-type="string">
                <text:p>NB1(2)</text:p>
                <draw:g>
                  <svg:desc>Sheet1.K15:Sheet1.K15</svg:desc>
                </draw:g>
              </table:table-cell>
              <table:table-cell office:value-type="string">
                <text:p>NB2(2)</text:p>
                <draw:g>
                  <svg:desc>Sheet1.L15:Sheet1.L15</svg:desc>
                </draw:g>
              </table:table-cell>
              <table:table-cell office:value-type="string">
                <text:p>NB3(2)</text:p>
                <draw:g>
                  <svg:desc>Sheet1.M15:Sheet1.M15</svg:desc>
                </draw:g>
              </table:table-cell>
              <table:table-cell office:value-type="string">
                <text:p>NB4(2)</text:p>
                <draw:g>
                  <svg:desc>Sheet1.N15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7</svg:desc>
                </draw:g>
              </table:table-cell>
              <table:table-cell office:value-type="float" office:value="-0">
                <text:p>-0</text:p>
                <draw:g>
                  <svg:desc>Sheet1.B16:Sheet1.B27</svg:desc>
                </draw:g>
              </table:table-cell>
              <table:table-cell office:value-type="float" office:value="-0">
                <text:p>-0</text:p>
                <draw:g>
                  <svg:desc>Sheet1.C16:Sheet1.C27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7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7</svg:desc>
                </draw:g>
              </table:table-cell>
              <table:table-cell office:value-type="float" office:value="1">
                <text:p>1</text:p>
                <draw:g>
                  <svg:desc>Sheet1.F16:Sheet1.F27</svg:desc>
                </draw:g>
              </table:table-cell>
              <table:table-cell office:value-type="float" office:value="1">
                <text:p>1</text:p>
                <draw:g>
                  <svg:desc>Sheet1.G16:Sheet1.G27</svg:desc>
                </draw:g>
              </table:table-cell>
              <table:table-cell office:value-type="float" office:value="1">
                <text:p>1</text:p>
                <draw:g>
                  <svg:desc>Sheet1.H16:Sheet1.H27</svg:desc>
                </draw:g>
              </table:table-cell>
              <table:table-cell office:value-type="float" office:value="1">
                <text:p>1</text:p>
                <draw:g>
                  <svg:desc>Sheet1.I16:Sheet1.I27</svg:desc>
                </draw:g>
              </table:table-cell>
              <table:table-cell office:value-type="float" office:value="0.992916052511515">
                <text:p>0.992916052511515</text:p>
                <draw:g>
                  <svg:desc>Sheet1.J16:Sheet1.J27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7</svg:desc>
                </draw:g>
              </table:table-cell>
              <table:table-cell office:value-type="float" office:value="1">
                <text:p>1</text:p>
                <draw:g>
                  <svg:desc>Sheet1.L16:Sheet1.L27</svg:desc>
                </draw:g>
              </table:table-cell>
              <table:table-cell office:value-type="float" office:value="-8873.42065436341">
                <text:p>-8873.42065436341</text:p>
                <draw:g>
                  <svg:desc>Sheet1.M16:Sheet1.M27</svg:desc>
                </draw:g>
              </table:table-cell>
              <table:table-cell office:value-type="float" office:value="-8873.42065436341">
                <text:p>-8873.42065436341</text:p>
                <draw:g>
                  <svg:desc>Sheet1.N16:Sheet1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-2202.60813276386">
                <text:p>-2202.60813276386</text:p>
              </table:table-cell>
              <table:table-cell office:value-type="float" office:value="-2202.60813276386">
                <text:p>-2202.6081327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-542.850016873602">
                <text:p>-542.850016873602</text:p>
              </table:table-cell>
              <table:table-cell office:value-type="float" office:value="-542.850016873602">
                <text:p>-542.85001687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-131.898850289016">
                <text:p>-131.898850289016</text:p>
              </table:table-cell>
              <table:table-cell office:value-type="float" office:value="-131.898850289016">
                <text:p>-131.898850289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-31.1899231180525">
                <text:p>-31.1899231180525</text:p>
              </table:table-cell>
              <table:table-cell office:value-type="float" office:value="-31.1899231180525">
                <text:p>-31.189923118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-7.11266894366908">
                <text:p>-7.11266894366908</text:p>
              </table:table-cell>
              <table:table-cell office:value-type="float" office:value="-7.11266894366908">
                <text:p>-7.11266894366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-1.75467777329866">
                <text:p>-1.75467777329866</text:p>
              </table:table-cell>
              <table:table-cell office:value-type="float" office:value="-1.75467777329866">
                <text:p>-1.75467777329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-0.573014591594054">
                <text:p>-0.573014591594054</text:p>
              </table:table-cell>
              <table:table-cell office:value-type="float" office:value="-0.573014591594054">
                <text:p>-0.573014591594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-0.232136081049198">
                <text:p>-0.232136081049198</text:p>
              </table:table-cell>
              <table:table-cell office:value-type="float" office:value="-0.232136081049198">
                <text:p>-0.232136081049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-0.104914358128814">
                <text:p>-0.104914358128814</text:p>
              </table:table-cell>
              <table:table-cell office:value-type="float" office:value="-0.104914358128814">
                <text:p>-0.104914358128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-0.0499423410428714">
                <text:p>-0.049942341042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4781361474429">
                <text:p>0.314781361474429</text:p>
              </table:table-cell>
              <table:table-cell office:value-type="float" office:value="0.329019027273155">
                <text:p>0.329019027273155</text:p>
              </table:table-cell>
              <table:table-cell office:value-type="float" office:value="0.55309153742642">
                <text:p>0.55309153742642</text:p>
              </table:table-cell>
              <table:table-cell office:value-type="float" office:value="0.580376376964816">
                <text:p>0.580376376964816</text:p>
              </table:table-cell>
              <table:table-cell office:value-type="float" office:value="0.732332817804911">
                <text:p>0.732332817804911</text:p>
              </table:table-cell>
              <table:table-cell office:value-type="float" office:value="0.768085703390218">
                <text:p>0.768085703390218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11.4397237112725">
                <text:p>11.4397237112725</text:p>
              </table:table-cell>
              <table:table-cell office:value-type="float" office:value="0.493083023029641">
                <text:p>0.493083023029641</text:p>
              </table:table-cell>
              <table:table-cell office:value-type="float" office:value="0.497967206730821">
                <text:p>0.4979672067308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minimum="0.015" chart:maximum="0.5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1cm" svg:stroke-color="#b3b3b3"/>
    </style:style>
    <style:style style:name="ch6" style:family="chart">
      <style:graphic-properties svg:stroke-width="0.025cm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minimum="0.7" chart:maximum="1" chart:origin="0" chart:reverse-direction="false" text:line-break="false" loext:try-staggering-first="false" chart:link-data-style-to-source="true" chart:axis-position="1" chart:axis-label-position="outside-start"/>
      <style:graphic-properties svg:stroke-width="0.152cm"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4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24">
      <style:chart-properties chart:symbol-type="named-symbol" chart:symbol-name="circle" chart:symbol-width="0.15cm" chart:symbol-height="0.1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24">
      <style:chart-properties chart:symbol-type="named-symbol" chart:symbol-name="star" chart:symbol-width="0.15cm" chart:symbol-height="0.1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4">
      <style:chart-properties chart:symbol-type="named-symbol" chart:symbol-name="x" chart:symbol-width="0.15cm" chart:symbol-height="0.15cm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24">
      <style:chart-properties chart:symbol-type="named-symbol" chart:symbol-name="plus" chart:symbol-width="0.15cm" chart:symbol-height="0.15cm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4">
      <style:chart-properties chart:symbol-type="named-symbol" chart:symbol-name="asterisk" chart:symbol-width="0.15cm" chart:symbol-height="0.1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1.213cm" style:legend-expansion="high" chart:style-name="ch2"/>
        <chart:plot-area chart:style-name="ch3" table:cell-range-address="Sheet1.A16:Sheet1.N26 Sheet1.B15:Sheet1.N15" chart:data-source-has-labels="row" svg:x="0.32cm" svg:y="0.18cm" svg:width="12.078cm" svg:height="8.64cm">
          <chartooo:coordinate-region svg:x="1.669cm" svg:y="0.379cm" svg:width="10.729cm" svg:height="7.94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6:Sheet1.B26" chart:label-cell-address="Sheet1.B15:Sheet1.B15" chart:class="chart:scatter">
            <chart:domain table:cell-range-address="Sheet1.A16:Sheet1.A26"/>
            <chart:data-point chart:repeated="11"/>
          </chart:series>
          <chart:series chart:style-name="ch10" chart:values-cell-range-address="Sheet1.C16:Sheet1.C26" chart:label-cell-address="Sheet1.C15:Sheet1.C15" chart:class="chart:scatter">
            <chart:data-point chart:repeated="11"/>
          </chart:series>
          <chart:series chart:style-name="ch11" chart:values-cell-range-address="Sheet1.D16:Sheet1.D26" chart:label-cell-address="Sheet1.D15:Sheet1.D15" chart:class="chart:scatter">
            <chart:data-point chart:repeated="11"/>
          </chart:series>
          <chart:series chart:style-name="ch12" chart:values-cell-range-address="Sheet1.E16:Sheet1.E26" chart:label-cell-address="Sheet1.E15:Sheet1.E15" chart:class="chart:scatter">
            <chart:data-point chart:repeated="11"/>
          </chart:series>
          <chart:series chart:style-name="ch13" chart:values-cell-range-address="Sheet1.F16:Sheet1.F26" chart:label-cell-address="Sheet1.F15:Sheet1.F15" chart:class="chart:scatter">
            <chart:data-point chart:repeated="11"/>
          </chart:series>
          <chart:series chart:style-name="ch14" chart:values-cell-range-address="Sheet1.G16:Sheet1.G26" chart:label-cell-address="Sheet1.G15:Sheet1.G15" chart:class="chart:scatter">
            <chart:data-point chart:repeated="11"/>
          </chart:series>
          <chart:series chart:style-name="ch15" chart:values-cell-range-address="Sheet1.H16:Sheet1.H26" chart:label-cell-address="Sheet1.H15:Sheet1.H15" chart:class="chart:scatter">
            <chart:data-point chart:repeated="11"/>
          </chart:series>
          <chart:series chart:style-name="ch16" chart:values-cell-range-address="Sheet1.I16:Sheet1.I26" chart:label-cell-address="Sheet1.I15:Sheet1.I15" chart:class="chart:scatter">
            <chart:data-point chart:repeated="11"/>
          </chart:series>
          <chart:series chart:style-name="ch17" chart:values-cell-range-address="Sheet1.J16:Sheet1.J26" chart:label-cell-address="Sheet1.J15:Sheet1.J15" chart:class="chart:scatter">
            <chart:data-point chart:repeated="11"/>
          </chart:series>
          <chart:series chart:style-name="ch18" chart:values-cell-range-address="Sheet1.K16:Sheet1.K26" chart:label-cell-address="Sheet1.K15:Sheet1.K15" chart:class="chart:scatter">
            <chart:data-point chart:repeated="11"/>
          </chart:series>
          <chart:series chart:style-name="ch19" chart:values-cell-range-address="Sheet1.L16:Sheet1.L26" chart:label-cell-address="Sheet1.L15:Sheet1.L15" chart:class="chart:scatter">
            <chart:data-point chart:repeated="11"/>
          </chart:series>
          <chart:series chart:style-name="ch20" chart:values-cell-range-address="Sheet1.M16:Sheet1.M26" chart:label-cell-address="Sheet1.M15:Sheet1.M15" chart:class="chart:scatter">
            <chart:data-point chart:repeated="11"/>
          </chart:series>
          <chart:series chart:style-name="ch21" chart:values-cell-range-address="Sheet1.N16:Sheet1.N26" chart:label-cell-address="Sheet1.N15:Sheet1.N15" chart:class="chart:scatter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  <table:table-cell office:value-type="string">
                <text:p>7-body</text:p>
                <draw:g>
                  <svg:desc>Sheet1.I15:Sheet1.I15</svg:desc>
                </draw:g>
              </table:table-cell>
              <table:table-cell office:value-type="string">
                <text:p>NB0(2)</text:p>
                <draw:g>
                  <svg:desc>Sheet1.J15:Sheet1.J15</svg:desc>
                </draw:g>
              </table:table-cell>
              <table:table-cell office:value-type="string">
                <text:p>NB1(2)</text:p>
                <draw:g>
                  <svg:desc>Sheet1.K15:Sheet1.K15</svg:desc>
                </draw:g>
              </table:table-cell>
              <table:table-cell office:value-type="string">
                <text:p>NB2(2)</text:p>
                <draw:g>
                  <svg:desc>Sheet1.L15:Sheet1.L15</svg:desc>
                </draw:g>
              </table:table-cell>
              <table:table-cell office:value-type="string">
                <text:p>NB3(2)</text:p>
                <draw:g>
                  <svg:desc>Sheet1.M15:Sheet1.M15</svg:desc>
                </draw:g>
              </table:table-cell>
              <table:table-cell office:value-type="string">
                <text:p>NB4(2)</text:p>
                <draw:g>
                  <svg:desc>Sheet1.N15:Sheet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6</svg:desc>
                </draw:g>
              </table:table-cell>
              <table:table-cell office:value-type="float" office:value="-0">
                <text:p>-0</text:p>
                <draw:g>
                  <svg:desc>Sheet1.B16:Sheet1.B26</svg:desc>
                </draw:g>
              </table:table-cell>
              <table:table-cell office:value-type="float" office:value="-0">
                <text:p>-0</text:p>
                <draw:g>
                  <svg:desc>Sheet1.C16:Sheet1.C26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6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6</svg:desc>
                </draw:g>
              </table:table-cell>
              <table:table-cell office:value-type="float" office:value="1">
                <text:p>1</text:p>
                <draw:g>
                  <svg:desc>Sheet1.F16:Sheet1.F26</svg:desc>
                </draw:g>
              </table:table-cell>
              <table:table-cell office:value-type="float" office:value="1">
                <text:p>1</text:p>
                <draw:g>
                  <svg:desc>Sheet1.G16:Sheet1.G26</svg:desc>
                </draw:g>
              </table:table-cell>
              <table:table-cell office:value-type="float" office:value="1">
                <text:p>1</text:p>
                <draw:g>
                  <svg:desc>Sheet1.H16:Sheet1.H26</svg:desc>
                </draw:g>
              </table:table-cell>
              <table:table-cell office:value-type="float" office:value="1">
                <text:p>1</text:p>
                <draw:g>
                  <svg:desc>Sheet1.I16:Sheet1.I26</svg:desc>
                </draw:g>
              </table:table-cell>
              <table:table-cell office:value-type="float" office:value="0.992916052511515">
                <text:p>0.992916052511515</text:p>
                <draw:g>
                  <svg:desc>Sheet1.J16:Sheet1.J26</svg:desc>
                </draw:g>
              </table:table-cell>
              <table:table-cell office:value-type="float" office:value="0.992916052511515">
                <text:p>0.992916052511515</text:p>
                <draw:g>
                  <svg:desc>Sheet1.K16:Sheet1.K26</svg:desc>
                </draw:g>
              </table:table-cell>
              <table:table-cell office:value-type="float" office:value="1">
                <text:p>1</text:p>
                <draw:g>
                  <svg:desc>Sheet1.L16:Sheet1.L26</svg:desc>
                </draw:g>
              </table:table-cell>
              <table:table-cell office:value-type="float" office:value="-8873.42065436341">
                <text:p>-8873.42065436341</text:p>
                <draw:g>
                  <svg:desc>Sheet1.M16:Sheet1.M26</svg:desc>
                </draw:g>
              </table:table-cell>
              <table:table-cell office:value-type="float" office:value="-8873.42065436341">
                <text:p>-8873.42065436341</text:p>
                <draw:g>
                  <svg:desc>Sheet1.N16:Sheet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85867821486086">
                <text:p>0.985867821486086</text:p>
              </table:table-cell>
              <table:table-cell office:value-type="float" office:value="0.999973079234314">
                <text:p>0.999973079234314</text:p>
              </table:table-cell>
              <table:table-cell office:value-type="float" office:value="-2202.60813276386">
                <text:p>-2202.60813276386</text:p>
              </table:table-cell>
              <table:table-cell office:value-type="float" office:value="-2202.60813276386">
                <text:p>-2202.6081327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71899368876612">
                <text:p>0.971899368876612</text:p>
              </table:table-cell>
              <table:table-cell office:value-type="float" office:value="0.999740638325348">
                <text:p>0.999740638325348</text:p>
              </table:table-cell>
              <table:table-cell office:value-type="float" office:value="-542.850016873602">
                <text:p>-542.850016873602</text:p>
              </table:table-cell>
              <table:table-cell office:value-type="float" office:value="-542.850016873602">
                <text:p>-542.85001687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  <table:table-cell office:value-type="float" office:value="0.999999120674337">
                <text:p>0.99999912067433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44588120559357">
                <text:p>0.944588120559357</text:p>
              </table:table-cell>
              <table:table-cell office:value-type="float" office:value="0.997386790667207">
                <text:p>0.997386790667207</text:p>
              </table:table-cell>
              <table:table-cell office:value-type="float" office:value="-131.898850289016">
                <text:p>-131.898850289016</text:p>
              </table:table-cell>
              <table:table-cell office:value-type="float" office:value="-131.898850289016">
                <text:p>-131.898850289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  <table:table-cell office:value-type="float" office:value="0.999926686352935">
                <text:p>0.999926686352935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893461339319211">
                <text:p>0.893461339319211</text:p>
              </table:table-cell>
              <table:table-cell office:value-type="float" office:value="0.975198604867807">
                <text:p>0.975198604867807</text:p>
              </table:table-cell>
              <table:table-cell office:value-type="float" office:value="-31.1899231180525">
                <text:p>-31.1899231180525</text:p>
              </table:table-cell>
              <table:table-cell office:value-type="float" office:value="-31.1899231180525">
                <text:p>-31.189923118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  <table:table-cell office:value-type="float" office:value="0.994899773801321">
                <text:p>0.994899773801321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14993316462082">
                <text:p>0.814993316462082</text:p>
              </table:table-cell>
              <table:table-cell office:value-type="float" office:value="0.856919563933331">
                <text:p>0.856919563933331</text:p>
              </table:table-cell>
              <table:table-cell office:value-type="float" office:value="-7.11266894366908">
                <text:p>-7.11266894366908</text:p>
              </table:table-cell>
              <table:table-cell office:value-type="float" office:value="-7.11266894366908">
                <text:p>-7.11266894366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  <table:table-cell office:value-type="float" office:value="0.935994587669113">
                <text:p>0.935994587669113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804227312761886">
                <text:p>0.804227312761886</text:p>
              </table:table-cell>
              <table:table-cell office:value-type="float" office:value="0.664923420944001">
                <text:p>0.664923420944001</text:p>
              </table:table-cell>
              <table:table-cell office:value-type="float" office:value="-1.75467777329866">
                <text:p>-1.75467777329866</text:p>
              </table:table-cell>
              <table:table-cell office:value-type="float" office:value="-1.75467777329866">
                <text:p>-1.75467777329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  <table:table-cell office:value-type="float" office:value="0.853313000517522">
                <text:p>0.853313000517522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1.05052675125577">
                <text:p>1.05052675125577</text:p>
              </table:table-cell>
              <table:table-cell office:value-type="float" office:value="0.560282322608436">
                <text:p>0.560282322608436</text:p>
              </table:table-cell>
              <table:table-cell office:value-type="float" office:value="-0.573014591594054">
                <text:p>-0.573014591594054</text:p>
              </table:table-cell>
              <table:table-cell office:value-type="float" office:value="-0.573014591594054">
                <text:p>-0.573014591594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  <table:table-cell office:value-type="float" office:value="0.806186621554269">
                <text:p>0.806186621554269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1.70233126102746">
                <text:p>1.70233126102746</text:p>
              </table:table-cell>
              <table:table-cell office:value-type="float" office:value="0.519225008302702">
                <text:p>0.519225008302702</text:p>
              </table:table-cell>
              <table:table-cell office:value-type="float" office:value="-0.232136081049198">
                <text:p>-0.232136081049198</text:p>
              </table:table-cell>
              <table:table-cell office:value-type="float" office:value="-0.232136081049198">
                <text:p>-0.232136081049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27427637901645">
                <text:p>0.327427637901645</text:p>
              </table:table-cell>
              <table:table-cell office:value-type="float" office:value="0.341196683359672">
                <text:p>0.341196683359672</text:p>
              </table:table-cell>
              <table:table-cell office:value-type="float" office:value="0.570335877622448">
                <text:p>0.570335877622448</text:p>
              </table:table-cell>
              <table:table-cell office:value-type="float" office:value="0.596942198886229">
                <text:p>0.596942198886229</text:p>
              </table:table-cell>
              <table:table-cell office:value-type="float" office:value="0.749571146459709">
                <text:p>0.749571146459709</text:p>
              </table:table-cell>
              <table:table-cell office:value-type="float" office:value="0.783850178161101">
                <text:p>0.783850178161101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3.0774878384452">
                <text:p>3.0774878384452</text:p>
              </table:table-cell>
              <table:table-cell office:value-type="float" office:value="0.503057504246938">
                <text:p>0.503057504246938</text:p>
              </table:table-cell>
              <table:table-cell office:value-type="float" office:value="-0.104914358128814">
                <text:p>-0.104914358128814</text:p>
              </table:table-cell>
              <table:table-cell office:value-type="float" office:value="-0.104914358128814">
                <text:p>-0.104914358128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318869985392618">
                <text:p>0.318869985392618</text:p>
              </table:table-cell>
              <table:table-cell office:value-type="float" office:value="0.332944414150169">
                <text:p>0.332944414150169</text:p>
              </table:table-cell>
              <table:table-cell office:value-type="float" office:value="0.558695884568292">
                <text:p>0.558695884568292</text:p>
              </table:table-cell>
              <table:table-cell office:value-type="float" office:value="0.585752870271977">
                <text:p>0.585752870271977</text:p>
              </table:table-cell>
              <table:table-cell office:value-type="float" office:value="0.737967713914514">
                <text:p>0.737967713914514</text:p>
              </table:table-cell>
              <table:table-cell office:value-type="float" office:value="0.773235589365326">
                <text:p>0.773235589365326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5.85990134903025">
                <text:p>5.85990134903025</text:p>
              </table:table-cell>
              <table:table-cell office:value-type="float" office:value="0.496195812113748">
                <text:p>0.496195812113748</text:p>
              </table:table-cell>
              <table:table-cell office:value-type="float" office:value="-0.0499423410428714">
                <text:p>-0.04994234104287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